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97cm" fo:min-width="0cm"/>
    </style:style>
    <style:style style:name="gr6" style:family="graphic" style:parent-style-name="objectwithoutfill">
      <style:graphic-properties draw:stroke="dash" draw:stroke-dash="Ultrafine_20_Dashed"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Ultrafine_20_Dashed" svg:stroke-width="0.035cm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draw:stroke-dash="Ultrafine_20_Dashed"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84cm" svg:y1="0.25cm" svg:x2="3.684cm" svg:y2="0.45cm">
          <text:p/>
        </draw:line>
        <draw:line draw:style-name="gr1" draw:text-style-name="P1" draw:layer="layout" svg:x1="4.184cm" svg:y1="0.25cm" svg:x2="4.184cm" svg:y2="0.45cm">
          <text:p/>
        </draw:line>
        <draw:line draw:style-name="gr1" draw:text-style-name="P1" draw:layer="layout" svg:x1="4.684cm" svg:y1="0.25cm" svg:x2="4.684cm" svg:y2="0.45cm">
          <text:p/>
        </draw:line>
        <draw:line draw:style-name="gr1" draw:text-style-name="P1" draw:layer="layout" svg:x1="5.184cm" svg:y1="0.25cm" svg:x2="5.184cm" svg:y2="0.45cm">
          <text:p/>
        </draw:line>
        <draw:line draw:style-name="gr1" draw:text-style-name="P1" draw:layer="layout" svg:x1="3.184cm" svg:y1="0.25cm" svg:x2="3.184cm" svg:y2="0.45cm">
          <text:p/>
        </draw:line>
        <draw:line draw:style-name="gr1" draw:text-style-name="P1" draw:layer="layout" svg:x1="2.684cm" svg:y1="0.25cm" svg:x2="2.684cm" svg:y2="0.45cm">
          <text:p/>
        </draw:line>
        <draw:line draw:style-name="gr1" draw:text-style-name="P1" draw:layer="layout" svg:x1="2.184cm" svg:y1="0.25cm" svg:x2="2.184cm" svg:y2="0.45cm">
          <text:p/>
        </draw:line>
        <draw:line draw:style-name="gr2" draw:text-style-name="P1" draw:layer="layout" svg:x1="1.934cm" svg:y1="0.373cm" svg:x2="5.484cm" svg:y2="0.35cm">
          <text:p/>
        </draw:line>
        <draw:frame draw:style-name="gr3" draw:text-style-name="P3" draw:layer="layout" svg:width="0.684cm" svg:height="0.581cm" svg:x="3.35cm" svg:y="0.35cm">
          <draw:text-box>
            <text:p text:style-name="P2"><text:span text:style-name="T1">0</text:span></text:p>
          </draw:text-box>
        </draw:frame>
        <draw:line draw:style-name="gr4" draw:text-style-name="P1" draw:layer="layout" svg:x1="2.034cm" svg:y1="0.2cm" svg:x2="2.334cm" svg:y2="0.5cm">
          <text:p/>
        </draw:line>
        <draw:line draw:style-name="gr4" draw:text-style-name="P1" draw:layer="layout" svg:x1="2.034cm" svg:y1="0.5cm" svg:x2="2.334cm" svg:y2="0.2cm">
          <text:p/>
        </draw:line>
        <draw:line draw:style-name="gr4" draw:text-style-name="P1" draw:layer="layout" svg:x1="3.034cm" svg:y1="0.2cm" svg:x2="3.334cm" svg:y2="0.5cm">
          <text:p/>
        </draw:line>
        <draw:line draw:style-name="gr4" draw:text-style-name="P1" draw:layer="layout" svg:x1="3.034cm" svg:y1="0.5cm" svg:x2="3.334cm" svg:y2="0.2cm">
          <text:p/>
        </draw:line>
        <draw:line draw:style-name="gr4" draw:text-style-name="P1" draw:layer="layout" svg:x1="4.034cm" svg:y1="0.2cm" svg:x2="4.334cm" svg:y2="0.5cm">
          <text:p/>
        </draw:line>
        <draw:line draw:style-name="gr4" draw:text-style-name="P1" draw:layer="layout" svg:x1="4.034cm" svg:y1="0.5cm" svg:x2="4.334cm" svg:y2="0.2cm">
          <text:p/>
        </draw:line>
        <draw:line draw:style-name="gr4" draw:text-style-name="P1" draw:layer="layout" svg:x1="5.034cm" svg:y1="0.2cm" svg:x2="5.334cm" svg:y2="0.5cm">
          <text:p/>
        </draw:line>
        <draw:line draw:style-name="gr4" draw:text-style-name="P1" draw:layer="layout" svg:x1="5.034cm" svg:y1="0.5cm" svg:x2="5.334cm" svg:y2="0.2cm">
          <text:p/>
        </draw:line>
        <draw:frame draw:style-name="gr3" draw:text-style-name="P3" draw:layer="layout" svg:width="0.684cm" svg:height="0.581cm" svg:x="3.85cm" svg:y="0.351cm">
          <draw:text-box>
            <text:p text:style-name="P2"><text:span text:style-name="T1">1</text:span></text:p>
          </draw:text-box>
        </draw:frame>
        <draw:frame draw:style-name="gr3" draw:text-style-name="P3" draw:layer="layout" svg:width="0.684cm" svg:height="0.581cm" svg:x="4.85cm" svg:y="0.352cm">
          <draw:text-box>
            <text:p text:style-name="P2"><text:span text:style-name="T1">3</text:span></text:p>
          </draw:text-box>
        </draw:frame>
        <draw:frame draw:style-name="gr3" draw:text-style-name="P3" draw:layer="layout" svg:width="0.684cm" svg:height="0.581cm" svg:x="4.35cm" svg:y="0.352cm">
          <draw:text-box>
            <text:p text:style-name="P2"><text:span text:style-name="T1">2</text:span></text:p>
          </draw:text-box>
        </draw:frame>
        <draw:frame draw:style-name="gr3" draw:text-style-name="P3" draw:layer="layout" svg:width="0.684cm" svg:height="0.581cm" svg:x="3.85cm" svg:y="0.352cm">
          <draw:text-box>
            <text:p text:style-name="P2"><text:span text:style-name="T1">1</text:span></text:p>
          </draw:text-box>
        </draw:frame>
        <draw:frame draw:style-name="gr5" draw:text-style-name="P3" draw:layer="layout" svg:width="0.784cm" svg:height="0.581cm" svg:x="2.75cm" svg:y="0.353cm">
          <draw:text-box>
            <text:p text:style-name="P2"><text:span text:style-name="T1">-1</text:span></text:p>
          </draw:text-box>
        </draw:frame>
        <draw:frame draw:style-name="gr5" draw:text-style-name="P3" draw:layer="layout" svg:width="0.784cm" svg:height="0.581cm" svg:x="2.25cm" svg:y="0.354cm">
          <draw:text-box>
            <text:p text:style-name="P2"><text:span text:style-name="T1">-2</text:span></text:p>
          </draw:text-box>
        </draw:frame>
        <draw:frame draw:style-name="gr5" draw:text-style-name="P3" draw:layer="layout" svg:width="0.784cm" svg:height="0.581cm" svg:x="1.75cm" svg:y="0.355cm">
          <draw:text-box>
            <text:p text:style-name="P2"><text:span text:style-name="T1">-</text:span><text:span text:style-name="T1">3</text:span></text:p>
          </draw:text-box>
        </draw:frame>
        <draw:line draw:style-name="gr6" draw:text-style-name="P1" draw:layer="layout" svg:x1="5.484cm" svg:y1="0.35cm" svg:x2="5.834cm" svg:y2="0.348cm">
          <text:p/>
        </draw:line>
        <draw:line draw:style-name="gr7" draw:text-style-name="P1" draw:layer="layout" svg:x1="5.884cm" svg:y1="0.35cm" svg:x2="7.284cm" svg:y2="0.35cm">
          <text:p/>
        </draw:line>
        <draw:line draw:style-name="gr1" draw:text-style-name="P1" draw:layer="layout" svg:x1="6.484cm" svg:y1="0.25cm" svg:x2="6.484cm" svg:y2="0.45cm">
          <text:p/>
        </draw:line>
        <draw:line draw:style-name="gr4" draw:text-style-name="P1" draw:layer="layout" svg:x1="6.334cm" svg:y1="0.2cm" svg:x2="6.634cm" svg:y2="0.5cm">
          <text:p/>
        </draw:line>
        <draw:line draw:style-name="gr4" draw:text-style-name="P1" draw:layer="layout" svg:x1="6.334cm" svg:y1="0.5cm" svg:x2="6.634cm" svg:y2="0.2cm">
          <text:p/>
        </draw:line>
        <draw:frame draw:style-name="gr3" draw:text-style-name="P3" draw:layer="layout" svg:width="1.031cm" svg:height="0.581cm" svg:x="5.95cm" svg:y="0.353cm">
          <draw:text-box>
            <text:p text:style-name="P2"><text:span text:style-name="T1">M-1</text:span></text:p>
          </draw:text-box>
        </draw:frame>
        <draw:line draw:style-name="gr8" draw:text-style-name="P1" draw:layer="layout" svg:x1="0.234cm" svg:y1="0.37cm" svg:x2="1.484cm" svg:y2="0.37cm">
          <text:p/>
        </draw:line>
        <draw:line draw:style-name="gr1" draw:text-style-name="P1" draw:layer="layout" svg:x1="0.834cm" svg:y1="0.266cm" svg:x2="0.834cm" svg:y2="0.466cm">
          <text:p/>
        </draw:line>
        <draw:line draw:style-name="gr4" draw:text-style-name="P1" draw:layer="layout" svg:x1="0.684cm" svg:y1="0.216cm" svg:x2="0.984cm" svg:y2="0.516cm">
          <text:p/>
        </draw:line>
        <draw:line draw:style-name="gr4" draw:text-style-name="P1" draw:layer="layout" svg:x1="0.684cm" svg:y1="0.516cm" svg:x2="0.984cm" svg:y2="0.216cm">
          <text:p/>
        </draw:line>
        <draw:frame draw:style-name="gr3" draw:text-style-name="P3" draw:layer="layout" svg:width="1.353cm" svg:height="0.581cm" svg:x="0.2cm" svg:y="0.369cm">
          <draw:text-box>
            <text:p text:style-name="P2"><text:span text:style-name="T1">-(M-1)</text:span></text:p>
          </draw:text-box>
        </draw:frame>
        <draw:line draw:style-name="gr6" draw:text-style-name="P1" draw:layer="layout" svg:x1="1.534cm" svg:y1="0.372cm" svg:x2="1.884cm" svg:y2="0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I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5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1:06:22.147067225</meta:creation-date>
    <dc:date>2018-03-04T11:17:40.892549188</dc:date>
    <meta:editing-duration>PT1M8S</meta:editing-duration>
    <meta:editing-cycles>1</meta:editing-cycles>
    <meta:document-statistic meta:object-count="36"/>
    <meta:generator>LibreOffice/6.0.1.1$Linux_X86_64 LibreOffice_project/00m0$Build-1</meta:generator>
  </office:meta>
</office:document-meta>
</file>